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1c659" officeooo:paragraph-rsid="0011c659"/>
    </style:style>
    <style:style style:name="P2" style:family="paragraph" style:parent-style-name="Standard">
      <style:text-properties fo:font-weight="bold" officeooo:rsid="0011c659" officeooo:paragraph-rsid="0011c659" style:font-weight-asian="bold" style:font-weight-complex="bold"/>
    </style:style>
    <style:style style:name="P3" style:family="paragraph" style:parent-style-name="Standard">
      <style:text-properties fo:font-weight="bold" officeooo:rsid="0013ad7b" officeooo:paragraph-rsid="0013ad7b" style:font-weight-asian="bold" style:font-weight-complex="bold"/>
    </style:style>
    <style:style style:name="P4" style:family="paragraph" style:parent-style-name="Standard">
      <style:text-properties fo:font-weight="bold" officeooo:rsid="0014890f" officeooo:paragraph-rsid="0014890f" style:font-weight-asian="bold" style:font-weight-complex="bold"/>
    </style:style>
    <style:style style:name="P5" style:family="paragraph" style:parent-style-name="Standard">
      <style:text-properties fo:font-weight="bold" officeooo:rsid="00152ad8" officeooo:paragraph-rsid="00152ad8" style:font-weight-asian="bold" style:font-weight-complex="bold"/>
    </style:style>
    <style:style style:name="P6" style:family="paragraph" style:parent-style-name="Standard">
      <style:text-properties fo:font-weight="bold" officeooo:rsid="0016bd96" officeooo:paragraph-rsid="0016bd96" style:font-weight-asian="bold" style:font-weight-complex="bold"/>
    </style:style>
    <style:style style:name="P7" style:family="paragraph" style:parent-style-name="Standard">
      <style:text-properties fo:font-weight="normal" officeooo:rsid="0011c659" officeooo:paragraph-rsid="0011c659" style:font-weight-asian="normal" style:font-weight-complex="normal"/>
    </style:style>
    <style:style style:name="P8" style:family="paragraph" style:parent-style-name="Standard">
      <style:text-properties fo:font-weight="normal" officeooo:rsid="0013ad7b" officeooo:paragraph-rsid="0013ad7b" style:font-weight-asian="normal" style:font-weight-complex="normal"/>
    </style:style>
    <style:style style:name="P9" style:family="paragraph" style:parent-style-name="Standard">
      <style:text-properties fo:font-weight="normal" officeooo:rsid="0014890f" officeooo:paragraph-rsid="0014890f" style:font-weight-asian="normal" style:font-weight-complex="normal"/>
    </style:style>
    <style:style style:name="P10" style:family="paragraph" style:parent-style-name="Standard">
      <style:text-properties fo:font-weight="normal" officeooo:rsid="00152ad8" officeooo:paragraph-rsid="00152ad8" style:font-weight-asian="normal" style:font-weight-complex="normal"/>
    </style:style>
    <style:style style:name="P11" style:family="paragraph" style:parent-style-name="Standard">
      <style:text-properties fo:font-weight="bold" officeooo:rsid="0011c659" officeooo:paragraph-rsid="0011c659" style:font-weight-asian="bold" style:font-weight-complex="bold"/>
    </style:style>
    <style:style style:name="P12" style:family="paragraph" style:parent-style-name="Standard" style:list-style-name="L1">
      <style:text-properties officeooo:rsid="0011c659" officeooo:paragraph-rsid="0011c659"/>
    </style:style>
    <style:style style:name="P13" style:family="paragraph" style:parent-style-name="Standard" style:list-style-name="L2">
      <style:text-properties fo:font-weight="normal" officeooo:rsid="0013ad7b" officeooo:paragraph-rsid="0013ad7b" style:font-weight-asian="normal" style:font-weight-complex="normal"/>
    </style:style>
    <style:style style:name="P14" style:family="paragraph" style:parent-style-name="Standard" style:list-style-name="L3">
      <style:text-properties fo:font-weight="normal" officeooo:rsid="0013ad7b" officeooo:paragraph-rsid="0013ad7b" style:font-weight-asian="normal" style:font-weight-complex="normal"/>
    </style:style>
    <style:style style:name="P15" style:family="paragraph" style:parent-style-name="Standard" style:list-style-name="L4">
      <style:text-properties fo:font-weight="normal" officeooo:rsid="0014890f" officeooo:paragraph-rsid="0014890f" style:font-weight-asian="normal" style:font-weight-complex="normal"/>
    </style:style>
    <style:style style:name="P16" style:family="paragraph" style:parent-style-name="Standard" style:list-style-name="L5">
      <style:text-properties fo:font-weight="normal" officeooo:rsid="0014890f" officeooo:paragraph-rsid="0014890f" style:font-weight-asian="normal" style:font-weight-complex="normal"/>
    </style:style>
    <style:style style:name="P17" style:family="paragraph" style:parent-style-name="Standard" style:list-style-name="L6">
      <style:text-properties fo:font-weight="normal" officeooo:rsid="0016bd96" officeooo:paragraph-rsid="0016bd96" style:font-weight-asian="normal" style:font-weight-complex="normal"/>
    </style:style>
    <style:style style:name="P18" style:family="paragraph" style:parent-style-name="Standard" style:list-style-name="L7">
      <style:text-properties fo:font-weight="normal" officeooo:rsid="0016bd96" officeooo:paragraph-rsid="0016bd96" style:font-weight-asian="normal" style:font-weight-complex="normal"/>
    </style:style>
    <style:style style:name="T1" style:family="text">
      <style:text-properties officeooo:rsid="0014890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istema de Consultas</text:p>
      <text:p text:style-name="P1"/>
      <text:p text:style-name="P2">Objetivo</text:p>
      <text:p text:style-name="P2"/>
      <text:p text:style-name="P1">Obtener información de los clientes del banco por medio de asesores.</text:p>
      <text:p text:style-name="P1"/>
      <text:p text:style-name="P2">Asesores</text:p>
      <text:p text:style-name="P2"/>
      <text:p text:style-name="P7">Los asesores tienen asignado un perfil. Según el perfil se define la información de los clientes a la que pueden acceder los clientes.</text:p>
      <text:p text:style-name="P1"/>
      <text:list xml:id="list2015840457" text:style-name="L1">
        <text:list-item>
          <text:p text:style-name="P12">Restringido: Acceso a información básica.</text:p>
        </text:list-item>
        <text:list-item>
          <text:p text:style-name="P12">Validador: Acceso a información clasificada.</text:p>
        </text:list-item>
        <text:list-item>
          <text:p text:style-name="P12">Manager: Acceso a toda la información.</text:p>
        </text:list-item>
      </text:list>
      <text:p text:style-name="P1"/>
      <text:p text:style-name="P1"/>
      <text:p text:style-name="P2">API/Servicio-Clientes</text:p>
      <text:p text:style-name="P2"/>
      <text:p text:style-name="P7">Obtener información de los clientes de acuerdo al perfil del asesor que realiza la consulta.</text:p>
      <text:p text:style-name="P7"/>
      <text:p text:style-name="P8"><text:tab/><text:tab/>Asesor</text:p>
      <text:p text:style-name="P8">(Restringido, Validador, Manager) <text:s text:c="3"/>→ <text:s text:c="3"/>Servicio de Consulta <text:s text:c="4"/>→ <text:s text:c="7"/>Base de Datos</text:p>
      <text:p text:style-name="P8"/>
      <text:p text:style-name="P3"/>
      <text:p text:style-name="P3">Salidas del sistema por perfil</text:p>
      <text:p text:style-name="P3"/>
      <text:list xml:id="list2335674077" text:style-name="L2">
        <text:list-item>
          <text:p text:style-name="P13">Restringido: </text:p>
          <text:list>
            <text:list-item>
              <text:p text:style-name="P13">No devolver ningún campo etiquetado como restringido.</text:p>
            </text:list-item>
          </text:list>
        </text:list-item>
        <text:list-item>
          <text:p text:style-name="P13">Validador:</text:p>
          <text:list>
            <text:list-item>
              <text:p text:style-name="P13">Devolver información etiquetada como no restringida.</text:p>
            </text:list-item>
            <text:list-item>
              <text:p text:style-name="P13">Ofuscar información etiquetada como restringida (solo mostrar los primeros 3 caracteres).</text:p>
            </text:list-item>
            <text:list-item>
              <text:p text:style-name="P13">Informar si uno o varios datos se encuentran vac<text:span text:style-name="T1">ío</text:span>s.</text:p>
            </text:list-item>
          </text:list>
        </text:list-item>
        <text:list-item>
          <text:p text:style-name="P13">Manager: </text:p>
          <text:list>
            <text:list-item>
              <text:p text:style-name="P13"><text:span text:style-name="T1">Devolver i</text:span>nformación completa del cliente.</text:p>
            </text:list-item>
          </text:list>
        </text:list-item>
      </text:list>
      <text:p text:style-name="P1"/>
      <text:p text:style-name="P3">Datos de entrada al sistema</text:p>
      <text:p text:style-name="P3"/>
      <text:list xml:id="list1551705042" text:style-name="L3">
        <text:list-item>
          <text:p text:style-name="P14">Id del cliente por buscar.</text:p>
        </text:list-item>
        <text:list-item>
          <text:p text:style-name="P14">Usuario del asesor que realiza la consulta.</text:p>
        </text:list-item>
        <text:list-item>
          <text:p text:style-name="P14">Contraseña del asesor.</text:p>
        </text:list-item>
      </text:list>
      <text:p text:style-name="P1"/>
      <text:p text:style-name="P4">Insumos</text:p>
      <text:p text:style-name="P4"/>
      <text:list xml:id="list2308083255" text:style-name="L4">
        <text:list-item>
          <text:p text:style-name="P15">CSV con información simulada de clientes.</text:p>
        </text:list-item>
        <text:list-item>
          <text:p text:style-name="P15">CSV con información simulada de asesores.</text:p>
        </text:list-item>
        <text:list-item>
          <text:p text:style-name="P15">Diccionario de datos con información sobre obligatoriedad de campos y datos restringidos.</text:p>
        </text:list-item>
      </text:list>
      <text:p text:style-name="P9"/>
      <text:p text:style-name="P9"/>
      <text:p text:style-name="P9"/>
      <text:p text:style-name="P4"><text:soft-page-break/>Tecnologías</text:p>
      <text:p text:style-name="P4"/>
      <text:list xml:id="list3911706683" text:style-name="L5">
        <text:list-item>
          <text:p text:style-name="P16">JavaScript (React, Express)</text:p>
        </text:list-item>
        <text:list-item>
          <text:p text:style-name="P16">Python</text:p>
        </text:list-item>
        <text:list-item>
          <text:p text:style-name="P16">C</text:p>
        </text:list-item>
        <text:list-item>
          <text:p text:style-name="P16">C++</text:p>
        </text:list-item>
        <text:list-item>
          <text:p text:style-name="P16">MongoDB</text:p>
        </text:list-item>
        <text:list-item>
          <text:p text:style-name="P16">SQLserver</text:p>
        </text:list-item>
        <text:list-item>
          <text:p text:style-name="P16">Tecnologías Web </text:p>
        </text:list-item>
        <text:list-item>
          <text:p text:style-name="P16">Linux</text:p>
        </text:list-item>
        <text:list-item>
          <text:p text:style-name="P16">Git</text:p>
        </text:list-item>
        <text:list-item>
          <text:p text:style-name="P16">Github</text:p>
        </text:list-item>
      </text:list>
      <text:p text:style-name="P9"/>
      <text:p text:style-name="P5">Ideas</text:p>
      <text:p text:style-name="P10"/>
      <text:p text:style-name="P6">Para el Back-End</text:p>
      <text:p text:style-name="P6"/>
      <text:list xml:id="list1967821560" text:style-name="L6">
        <text:list-item>
          <text:p text:style-name="P17">Crear una base de datos para almacenar usuarios y asesores.</text:p>
          <text:list>
            <text:list-item>
              <text:p text:style-name="P17">Crear una tabla para usuarios.</text:p>
            </text:list-item>
            <text:list-item>
              <text:p text:style-name="P17">Crear una tabla para asesores.</text:p>
            </text:list-item>
            <text:list-item>
              <text:p text:style-name="P17">Migrar de CSV a algún tipo de base de datos (investigar).</text:p>
              <text:p text:style-name="P17"/>
            </text:list-item>
          </text:list>
        </text:list-item>
        <text:list-item>
          <text:p text:style-name="P17">Crear un login para los asesores.</text:p>
          <text:list>
            <text:list-item>
              <text:p text:style-name="P17">Ingresar con id y contraseña del asesor.</text:p>
              <text:p text:style-name="P17"/>
            </text:list-item>
          </text:list>
        </text:list-item>
        <text:list-item>
          <text:p text:style-name="P17">Hacer una consulta a la tabla de usuarios.</text:p>
          <text:list>
            <text:list-item>
              <text:p text:style-name="P17">Utilizar el id del cliente.</text:p>
              <text:p text:style-name="P17"/>
            </text:list-item>
          </text:list>
        </text:list-item>
      </text:list>
      <text:p text:style-name="P6">Para el Front-End</text:p>
      <text:p text:style-name="P6"/>
      <text:list xml:id="list3130701878" text:style-name="L7">
        <text:list-item>
          <text:p text:style-name="P18">Hacer un login para los asesores.</text:p>
        </text:list-item>
        <text:list-item>
          <text:p text:style-name="P18">Mostrar los datos de la consulta.</text:p>
        </text:list-item>
      </text:list>
      <text:list xml:id="list221129827214610" text:continue-list="list1967821560" text:style-name="L6">
        <text:list-item>
          <text:list>
            <text:list-header>
              <text:p text:style-name="P17"/>
            </text:list-header>
          </text:list>
        </text:list-item>
      </text:list>
      <text:p text:style-name="P9"/>
      <text:p text:style-name="P9">mongoimport --db bbva_test --collection advisers --type CSV --file /home/davidtrejo/BBVA_test/advisers.csv --headerline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12T21:39:12.351702658</meta:creation-date>
    <dc:date>2022-07-13T22:11:27.980526863</dc:date>
    <meta:editing-duration>PT17M4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58" meta:word-count="320" meta:character-count="1893" meta:non-whitespace-character-count="1651"/>
  </office:meta>
</office:document-meta>
</file>